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0000003B48AF75B0C.png" manifest:media-type="image/png"/>
  <manifest:file-entry manifest:full-path="Pictures/10000201000004A0000003B48F69F3FC.png" manifest:media-type="image/png"/>
  <manifest:file-entry manifest:full-path="Pictures/10000201000004A0000003B4DD9BDA36.png" manifest:media-type="image/png"/>
  <manifest:file-entry manifest:full-path="Pictures/10000201000004A0000003B43982E0B9.png" manifest:media-type="image/png"/>
  <manifest:file-entry manifest:full-path="Pictures/10000201000004A0000003B4BA585CEB.png" manifest:media-type="image/png"/>
  <manifest:file-entry manifest:full-path="Pictures/10000201000004A0000003B4EBE5928E.png" manifest:media-type="image/png"/>
  <manifest:file-entry manifest:full-path="Pictures/10000201000004A0000003B484404437.png" manifest:media-type="image/png"/>
  <manifest:file-entry manifest:full-path="Pictures/10000201000004A0000003B4426FDB17.png" manifest:media-type="image/png"/>
  <manifest:file-entry manifest:full-path="Pictures/10000201000004A0000003B46935B4B7.png" manifest:media-type="image/png"/>
  <manifest:file-entry manifest:full-path="Pictures/10000201000004A0000003B45310D2D9.png" manifest:media-type="image/png"/>
  <manifest:file-entry manifest:full-path="Pictures/10000201000004A0000003B4889E1C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8.712cm, 12.192cm, 1.24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14.935cm, 13.208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2.446cm, 10.16cm, 1.24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7.424cm, 11.176cm, 1.24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4.935cm, 9.144cm, 1.24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7.424cm, 12.192cm, 1.24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6.223cm, 6.096cm, 1.245cm)" draw:image-opacity="100%" style:mirror="none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2.446cm, 9.144cm, 1.24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112cm" svg:height="5.841cm" svg:x="1.092cm" svg:y="7.621cm">
          <draw:image xlink:href="Pictures/10000201000004A0000003B4889E1CF4.png" xlink:type="simple" xlink:show="embed" xlink:actuate="onLoad">
            <text:p/>
          </draw:image>
        </draw:frame>
        <draw:frame draw:style-name="gr2" draw:text-style-name="P1" draw:layer="layout" svg:width="10.134cm" svg:height="5.079cm" svg:x="17.502cm" svg:y="8.01cm">
          <draw:image xlink:href="Pictures/10000201000004A0000003B46935B4B7.png" xlink:type="simple" xlink:show="embed" xlink:actuate="onLoad">
            <text:p/>
          </draw:image>
        </draw:frame>
        <draw:custom-shape draw:style-name="gr3" draw:text-style-name="P1" draw:layer="layout" svg:width="0.762cm" svg:height="0.508cm" svg:x="16.456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379cm" svg:height="5.557cm" svg:x="0.693cm" svg:y="7.536cm">
          <draw:image xlink:href="Pictures/10000201000004A0000003B4889E1CF4.png" xlink:type="simple" xlink:show="embed" xlink:actuate="onLoad">
            <text:p/>
          </draw:image>
        </draw:frame>
        <draw:custom-shape draw:style-name="gr3" draw:text-style-name="P1" draw:layer="layout" svg:width="0.762cm" svg:height="0.508cm" svg:x="15.457cm" svg:y="10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0.826cm" svg:height="7.491cm" svg:x="16.406cm" svg:y="7.543cm">
          <draw:image xlink:href="Pictures/10000201000004A0000003B4844044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11.378cm" svg:height="7.873cm" svg:x="0.607cm" svg:y="6.97cm">
          <draw:image xlink:href="Pictures/10000201000004A0000003B4EBE5928E.png" xlink:type="simple" xlink:show="embed" xlink:actuate="onLoad">
            <text:p/>
          </draw:image>
        </draw:frame>
        <draw:custom-shape draw:style-name="gr3" draw:text-style-name="P1" draw:layer="layout" svg:width="0.762cm" svg:height="0.508cm" svg:x="12.158cm" svg:y="10.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6.4cm" svg:height="6.857cm" svg:x="13.604cm" svg:y="6.953cm">
          <draw:image xlink:href="Pictures/10000201000004A0000003B4BA585C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11.378cm" svg:height="7.873cm" svg:x="0.609cm" svg:y="6.971cm">
          <draw:image xlink:href="Pictures/10000201000004A0000003B4EBE5928E.png" xlink:type="simple" xlink:show="embed" xlink:actuate="onLoad">
            <text:p/>
          </draw:image>
        </draw:frame>
        <draw:custom-shape draw:style-name="gr3" draw:text-style-name="P1" draw:layer="layout" svg:width="0.762cm" svg:height="0.508cm" svg:x="12.16cm" svg:y="10.6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8.889cm" svg:height="8.889cm" svg:x="13.475cm" svg:y="6.973cm">
          <draw:image xlink:href="Pictures/10000201000004A0000003B4426FDB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1" draw:layer="layout" svg:width="3.894cm" svg:height="3.555cm" svg:x="7.726cm" svg:y="8.369cm">
          <draw:image xlink:href="Pictures/10000201000004A0000003B43982E0B9.png" xlink:type="simple" xlink:show="embed" xlink:actuate="onLoad">
            <text:p/>
          </draw:image>
        </draw:frame>
        <draw:frame draw:style-name="gr9" draw:text-style-name="P1" draw:layer="layout" svg:width="10.71cm" svg:height="7.264cm" svg:x="12.076cm" svg:y="8.369cm">
          <draw:image xlink:href="Pictures/10000201000004A0000003B4DD9BDA36.png" xlink:type="simple" xlink:show="embed" xlink:actuate="onLoad">
            <text:p/>
          </draw:image>
        </draw:frame>
        <draw:frame draw:style-name="gr6" draw:text-style-name="P1" draw:layer="layout" svg:width="3.894cm" svg:height="4.172cm" svg:x="23.232cm" svg:y="8.331cm">
          <draw:image xlink:href="Pictures/10000201000004A0000003B4BA585CEB.png" xlink:type="simple" xlink:show="embed" xlink:actuate="onLoad">
            <text:p/>
          </draw:image>
        </draw:frame>
        <draw:custom-shape draw:style-name="gr3" draw:text-style-name="P1" draw:layer="layout" svg:width="0.538cm" svg:height="0.508cm" svg:x="7.163cm" svg:y="10.9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538cm" svg:height="0.508cm" svg:x="11.364cm" svg:y="10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538cm" svg:height="0.508cm" svg:x="22.565cm" svg:y="10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386cm" svg:height="0.508cm" svg:x="12.152cm" svg:y="14.22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146cm" svg:height="4.944cm" svg:x="0.016cm" svg:y="8.369cm">
          <draw:image xlink:href="Pictures/10000201000004A0000003B48F69F3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9" draw:text-style-name="P1" draw:layer="layout" svg:width="10.027cm" svg:height="6.8cm" svg:x="12.188cm" svg:y="8.44cm">
          <draw:image xlink:href="Pictures/10000201000004A0000003B48AF75B0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6.924cm" svg:height="4.79cm" svg:x="0.21cm" svg:y="8.373cm">
          <draw:image xlink:href="Pictures/10000201000004A0000003B4EBE5928E.png" xlink:type="simple" xlink:show="embed" xlink:actuate="onLoad">
            <text:p/>
          </draw:image>
        </draw:frame>
        <draw:frame draw:style-name="gr8" draw:text-style-name="P1" draw:layer="layout" svg:width="3.894cm" svg:height="3.555cm" svg:x="7.726cm" svg:y="8.369cm">
          <draw:image xlink:href="Pictures/10000201000004A0000003B43982E0B9.png" xlink:type="simple" xlink:show="embed" xlink:actuate="onLoad">
            <text:p/>
          </draw:image>
        </draw:frame>
        <draw:custom-shape draw:style-name="gr11" draw:text-style-name="P1" draw:layer="Layout" svg:width="0.538cm" svg:height="0.508cm" svg:x="7.163cm" svg:y="10.9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538cm" svg:height="0.508cm" svg:x="11.364cm" svg:y="10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538cm" svg:height="0.508cm" svg:x="22.565cm" svg:y="10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386cm" svg:height="0.508cm" svg:x="12.252cm" svg:y="13.82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7.235cm" svg:height="5.652cm" svg:x="23.297cm" svg:y="8.318cm">
          <draw:image xlink:href="Pictures/10000201000004A0000003B45310D2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2.118cm" svg:y="0.508cm">
          <draw:image xlink:href="Pictures/10000201000004A0000003B4889E1C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1.539cm" svg:y="1.016cm">
          <draw:image xlink:href="Pictures/10000201000004A0000003B46935B4B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1.884cm" svg:y="0.298cm">
          <draw:image xlink:href="Pictures/10000201000004A0000003B4844044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2.867cm" svg:y="0.374cm">
          <draw:image xlink:href="Pictures/10000201000004A0000003B4EBE592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0.674cm" svg:y="0.248cm">
          <draw:image xlink:href="Pictures/10000201000004A0000003B4BA585C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2.589cm" svg:y="1.684cm">
          <draw:image xlink:href="Pictures/10000201000004A0000003B4426FDB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2.372cm" svg:y="0.254cm">
          <draw:image xlink:href="Pictures/10000201000004A0000003B43982E0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1.632cm" svg:y="1.482cm">
          <draw:image xlink:href="Pictures/10000201000004A0000003B4DD9BDA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1.38cm" svg:y="-1.869cm">
          <draw:image xlink:href="Pictures/10000201000004A0000003B48F69F3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2.363cm" svg:y="-0.559cm">
          <draw:image xlink:href="Pictures/10000201000004A0000003B48AF75B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25.06cm" svg:height="20.065cm" svg:x="1.556cm" svg:y="1.129cm">
          <draw:image xlink:href="Pictures/10000201000004A0000003B45310D2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6:41:41.755505728</meta:creation-date>
    <dc:date>2015-09-16T09:41:45.122966064</dc:date>
    <meta:editing-duration>PT33M19S</meta:editing-duration>
    <meta:editing-cycles>12</meta:editing-cycles>
    <meta:generator>LibreOffice/4.2.8.2$Linux_X86_64 LibreOffice_project/420m0$Build-2</meta:generator>
    <meta:document-statistic meta:object-count="114"/>
  </office:meta>
</office:document-meta>
</file>